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pi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</text:p>
          </table:table-cell>
          <table:table-cell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([.A4]/[.$B$2]-[.$B$1])/[.$B$1]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([.A5]/[.$B$2]-[.$B$1])/[.$B$1]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[.A6]/[.$B$2]-[.$B$1])/[.$B$1]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.A7]/[.$B$2]-[.$B$1])/[.$B$1]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A8]/[.$B$2]-[.$B$1])/[.$B$1]"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.A9]/[.$B$2]-[.$B$1])/[.$B$1]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X²</text:p>
          </table:table-cell>
          <table:table-cell table:formula="of:=SUM([.C4:.C9])" office:value-type="float" office:value="15" calcext:value-type="float">
            <text:p>15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7T10:41:31.052000000</meta:creation-date>
    <dc:date>2023-03-17T10:47:11.068000000</dc:date>
    <meta:editing-duration>PT5M40S</meta:editing-duration>
    <meta:editing-cycles>1</meta:editing-cycles>
    <meta:document-statistic meta:table-count="1" meta:cell-count="19" meta:object-count="0"/>
    <meta:generator>LibreOffice/7.4.2.3$Windows_X86_64 LibreOffice_project/382eef1f22670f7f4118c8c2dd222ec7ad009daf</meta:generator>
  </office:meta>
</office:document-meta>
</file>